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12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45cm" svg:y1="6.1cm" svg:x2="4.45cm" svg:y2="1.6cm">
          <text:p/>
        </draw:line>
        <draw:line draw:style-name="gr2" draw:text-style-name="P1" draw:layer="layout" svg:x1="6.204cm" svg:y1="6.7cm" svg:x2="6.204cm" svg:y2="5.5cm">
          <text:p/>
        </draw:line>
        <draw:line draw:style-name="gr1" draw:text-style-name="P1" draw:layer="layout" svg:x1="6.85cm" svg:y1="5.1cm" svg:x2="6.85cm" svg:y2="1.6cm">
          <text:p/>
        </draw:line>
        <draw:line draw:style-name="gr1" draw:text-style-name="P1" draw:layer="layout" svg:x1="6.244cm" svg:y1="5.709cm" svg:x2="6.863cm" svg:y2="5.09cm">
          <text:p/>
        </draw:line>
        <draw:line draw:style-name="gr1" draw:text-style-name="P1" draw:layer="layout" svg:x1="6.85cm" svg:y1="7.11cm" svg:x2="6.85cm" svg:y2="10.61cm">
          <text:p/>
        </draw:line>
        <draw:line draw:style-name="gr3" draw:text-style-name="P1" draw:layer="layout" svg:x1="6.244cm" svg:y1="6.5cm" svg:x2="6.863cm" svg:y2="7.119cm">
          <text:p/>
        </draw:line>
        <draw:frame draw:style-name="gr4" draw:text-style-name="P2" draw:layer="layout" svg:width="0.749cm" svg:height="0.725cm" svg:x="6.701cm" svg:y="6.463cm">
          <draw:text-box>
            <text:p><text:span text:style-name="T1">E</text:span></text:p>
          </draw:text-box>
        </draw:frame>
        <draw:frame draw:style-name="gr4" draw:text-style-name="P2" draw:layer="layout" svg:width="0.749cm" svg:height="0.725cm" svg:x="6.701cm" svg:y="4.463cm">
          <draw:text-box>
            <text:p><text:span text:style-name="T1">C</text:span></text:p>
          </draw:text-box>
        </draw:frame>
        <draw:frame draw:style-name="gr4" draw:text-style-name="P2" draw:layer="layout" svg:width="0.7cm" svg:height="0.725cm" svg:x="0.85cm" svg:y="5.36cm">
          <draw:text-box>
            <text:p><text:span text:style-name="T1">B</text:span></text:p>
          </draw:text-box>
        </draw:frame>
        <draw:line draw:style-name="gr1" draw:text-style-name="P1" draw:layer="layout" svg:x1="10.4cm" svg:y1="9.91cm" svg:x2="1.3cm" svg:y2="9.91cm">
          <text:p/>
        </draw:line>
        <draw:line draw:style-name="gr1" draw:text-style-name="P1" draw:layer="layout" svg:x1="10.35cm" svg:y1="1.61cm" svg:x2="4.45cm" svg:y2="1.61cm">
          <text:p/>
        </draw:line>
        <draw:g>
          <svg:title>TexMaths</svg:title>
          <svg:desc>12§latex§$i_{\mathrm{B}}$§svg§600§TRUE§</svg:desc>
          <draw:g>
            <draw:path draw:style-name="gr5" draw:text-style-name="P3" draw:layer="layout" svg:width="0.11cm" svg:height="0.28cm" svg:x="5.23cm" svg:y="6.346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5" draw:text-style-name="P3" draw:layer="layout" svg:width="0.195cm" svg:height="0.199cm" svg:x="5.381cm" svg:y="6.486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g>
          <svg:title>TexMaths</svg:title>
          <svg:desc>12§latex§$+$§svg§600§TRUE§</svg:desc>
          <draw:g>
            <draw:path draw:style-name="gr5" draw:text-style-name="P3" draw:layer="layout" svg:width="0.276cm" svg:height="0.277cm" svg:x="0.729cm" svg:y="5.9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1" draw:text-style-name="P1" draw:layer="layout" svg:x1="8.488cm" svg:y1="7.11cm" svg:x2="6.828cm" svg:y2="7.11cm">
          <text:p/>
        </draw:line>
        <draw:g>
          <svg:title>TexMaths</svg:title>
          <svg:desc>12§latex§$\beta\,i_{\mathrm{B}}$§svg§600§TRUE§</svg:desc>
          <draw:g>
            <draw:path draw:style-name="gr5" draw:text-style-name="P3" draw:layer="layout" svg:width="0.228cm" svg:height="0.377cm" svg:x="5.918cm" svg:y="3.5cm" svg:viewBox="0 0 229 378" svg:d="M229 57c0-31-23-57-57-57-24 0-36 7-51 18-22 17-46 57-54 90-22 88-44 177-67 265-1 3 2 5 5 5 4 0 5-1 5-2 10-39 20-78 30-116 7 25 27 40 57 40 31 0 61-14 81-32 20-20 33-47 33-78 0-30-15-51-30-62 24-14 48-41 48-71zM154 127c-6 2-11 3-21 3-6 0-14 0-18-1 0-5 16-3 21-3 8 0 12 0 18 1zM205 48c0 30-15 60-37 73-12-5-20-5-32-5-10 0-33-1-33 13-1 12 22 11 29 11 16 0 22-1 35-6 15 16 18 29 18 48 1 24-9 55-21 72-16 22-45 38-69 38-31 0-48-25-48-55 0-4 0-10 2-18 10-36 19-71 28-107 8-35 40-102 90-102 24 0 38 13 38 38z">
              <text:p/>
            </draw:path>
            <draw:path draw:style-name="gr5" draw:text-style-name="P3" draw:layer="layout" svg:width="0.11cm" svg:height="0.281cm" svg:x="6.248cm" svg:y="3.519cm" svg:viewBox="0 0 111 282" svg:d="M108 16c0-9-6-16-16-16-12 0-22 11-22 23 0 7 5 14 15 14s23-9 23-21zM75 172c5-12 5-12 10-24 2-8 5-14 5-21 0-19-13-35-35-35-39 0-55 61-55 65 0 3 3 2 5 3 5 0 5 0 7-7 11-39 28-52 42-52 4 0 11 0 11 14 0 8-3 17-5 21-4 11-22 60-29 78-3 11-9 25-9 34 0 19 14 34 34 34 40 0 55-61 55-64 0-5-3-5-4-5-5 0-5 1-8 7-7 28-21 53-43 53-7 0-9-5-9-15 0-9 2-15 12-41 5-15 11-30 16-45z">
              <text:p/>
            </draw:path>
            <draw:path draw:style-name="gr5" draw:text-style-name="P3" draw:layer="layout" svg:width="0.196cm" svg:height="0.199cm" svg:x="6.398cm" svg:y="3.659cm" svg:viewBox="0 0 197 200" svg:d="M0 0c0 4 0 7 0 11 2 0 4 0 6 0 23 0 24 2 24 13 0 51 0 101 0 152 0 11-1 14-24 14-2 0-4 0-6 0 0 3 0 7 0 10 42 0 83 0 125 0 40 0 72-25 72-54 0-25-27-47-63-50 29-6 53-24 53-47 0-26-30-49-72-49-38 0-77 0-115 0zM56 92c0-23 0-47 0-70 0-9 0-11 14-11s29 0 44 0c29 0 44 20 44 38 0 22-20 43-54 43-16 0-32 0-48 0zM70 190c-14 0-14-2-14-12 0-26 0-52 0-77 21 0 42 0 63 0 31 0 46 25 46 45 0 22-19 44-51 44-15 0-30 0-44 0z">
              <text:p/>
            </draw:path>
          </draw:g>
        </draw:g>
        <draw:line draw:style-name="gr6" draw:text-style-name="P1" draw:layer="layout" svg:x1="5.046cm" svg:y1="6.246cm" svg:x2="5.754cm" svg:y2="6.246cm">
          <text:p/>
        </draw:line>
        <draw:line draw:style-name="gr6" draw:text-style-name="P1" draw:layer="layout" svg:x1="6.71cm" svg:y1="3.44cm" svg:x2="6.71cm" svg:y2="4.148cm">
          <text:p/>
        </draw:line>
        <draw:custom-shape draw:style-name="gr7" draw:text-style-name="P4" draw:layer="layout" svg:width="0.5cm" svg:height="1.2cm" svg:x="4.2cm" svg:y="3.0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V}=1\,\mathrm{M\Omega}$§svg§600§TRUE§</svg:desc>
          <draw:g>
            <draw:path draw:style-name="gr5" draw:text-style-name="P3" draw:layer="layout" svg:width="0.299cm" svg:height="0.295cm" svg:x="1.829cm" svg:y="3.559cm" svg:viewBox="0 0 300 296" svg:d="M140 29c3-10 4-15 12-16 4 0 17 0 25 0 30 0 77 0 77 41 0 14-7 44-23 60-10 10-33 25-72 25-15 0-31 0-46 0 9-37 18-74 27-110zM200 144c43-10 94-39 94-82 0-36-39-62-94-62-40 0-80 0-120 0-8 0-12 0-12 8 0 5 4 5 12 5 6 0 9 0 16 0 7 1 12 3 12 7 0 2-1 4-2 9-19 75-38 150-57 225-3 17-5 19-38 19-7 0-11 0-11 8 0 5 5 5 6 5 11 0 41-1 53-1s42 1 53 1c3 0 8 0 8-8 0-5-4-5-11-5-15 0-27 0-27-7 0-3 0-5 1-7 9-38 18-75 27-112 17 0 34 0 51 0 38 0 45 24 45 39 0 6-3 19-6 28-2 12-6 28-6 36 0 46 51 46 55 46 36 0 51-42 51-48 0-5-3-3-5-5-4 0-5 2-5 5-11 31-29 38-38 38-15 0-17-8-17-25 0-13 2-35 4-48 1-6 1-14 1-19 0-32-28-46-40-50z">
              <text:p/>
            </draw:path>
            <draw:path draw:style-name="gr5" draw:text-style-name="P3" draw:layer="layout" svg:width="0.23cm" svg:height="0.206cm" svg:x="2.154cm" svg:y="3.707cm" svg:viewBox="0 0 231 207" svg:d="M188 36c11-17 21-24 36-25 4 0 7 0 7-6 0-1-1-5-4-5-8 0-16 1-24 1-9 0-22-1-30-1-3 0-6 1-6 7 0 4 3 4 4 4 10 1 12 5 12 8 0 5-1 7-4 12-33 48-65 95-97 143-9-51-18-101-27-151 0-3 0-3 0-4 0-8 16-8 18-8 5 0 9 0 9-6 0-1 0-5-5-5-9 0-29 1-39 1-7 0-25-1-32-1-2 0-6 1-6 7 0 4 5 4 7 4 17 0 17 2 19 9 11 60 21 119 32 179 1 6 1 8 7 8 5 0 7-2 11-7 37-55 75-109 112-164z">
              <text:p/>
            </draw:path>
            <draw:path draw:style-name="gr5" draw:text-style-name="P3" draw:layer="layout" svg:width="0.278cm" svg:height="0.097cm" svg:x="2.564cm" svg:y="3.691cm" svg:viewBox="0 0 279 98" svg:d="M266 17c6 0 13 0 13-9 0-8-7-8-13-8-84 0-168 0-252 0-6 0-14 0-14 8 0 9 8 9 14 9 84 0 168 0 252 0zM266 98c6 0 13 0 13-8 0-9-7-9-13-9-84 0-168 0-252 0-6 0-14 0-14 9 0 8 8 8 14 8 84 0 168 0 252 0z">
              <text:p/>
            </draw:path>
            <draw:path draw:style-name="gr5" draw:text-style-name="P3" draw:layer="layout" svg:width="0.138cm" svg:height="0.278cm" svg:x="3.022cm" svg:y="3.566cm" svg:viewBox="0 0 139 279" svg:d="M86 11c0-10 0-11-9-11-27 26-64 26-77 26 0 5 0 9 0 14 8 0 34 0 55-11 0 72 0 145 0 218 0 14-1 19-38 19-5 0-10 0-15 0 0 4 0 9 0 13 16-1 52-1 69-1s54 0 68 1c0-4 0-9 0-13-4 0-9 0-13 0-38 0-40-4-40-19 0-79 0-158 0-236z">
              <text:p/>
            </draw:path>
            <draw:path draw:style-name="gr5" draw:text-style-name="P3" draw:layer="layout" svg:width="0.354cm" svg:height="0.285cm" svg:x="3.281cm" svg:y="3.559cm" svg:viewBox="0 0 355 286" svg:d="M86 10c-3-10-4-10-15-10-24 0-47 0-71 0 0 4 0 9 0 13 4 0 7 0 11 0 32 0 32 5 32 19 0 71 0 141 0 211 0 11 0 30-43 30 0 4 0 9 0 13 14 0 35-1 49-1s35 1 49 1c0-4 0-9 0-13-43 0-43-19-43-30 0-75 0-151 0-226 34 87 68 174 102 261 2 5 5 8 8 8 5 0 6-2 8-7 34-89 69-177 104-266 0 80 0 161 0 241 0 15-1 19-34 19-3 0-6 0-9 0 0 4 0 9 0 13 15-1 45-1 61-1s44 0 60 1c0-4 0-9 0-13-4 0-7 0-11 0-32 0-32-4-32-19 0-74 0-148 0-222 0-14 0-19 32-19 4 0 7 0 11 0 0-4 0-9 0-13-24 0-48 0-72 0-11 0-11 0-13 8-31 79-62 158-93 236-30-78-60-156-91-234z">
              <text:p/>
            </draw:path>
            <draw:path draw:style-name="gr5" draw:text-style-name="P3" draw:layer="layout" svg:width="0.266cm" svg:height="0.295cm" svg:x="3.67cm" svg:y="3.549cm" svg:viewBox="0 0 267 296" svg:d="M267 229c-3 0-7 0-10 0-3 10-4 20-8 30-2 7-3 10-27 10-12 0-23 0-35 0 6-24 19-44 38-71 20-30 38-59 38-93 0-58-58-105-129-105-73 0-128 48-128 105 0 34 17 63 37 93 18 27 31 47 37 71-11 0-22 0-33 0-25 0-27-3-28-10-3-10-6-21-8-30-4 0-7 0-11 0 5 22 10 44 14 67 23 0 45 0 68 0 9 0 10 0 10-9 0-30-13-66-22-93-9-24-21-58-21-89 0-67 46-95 84-95 41 0 85 30 85 95 0 31-11 64-23 98-7 17-20 56-20 84 0 9 1 9 11 9 22 0 45 0 67 0 5-23 10-45 14-67z">
              <text:p/>
            </draw:path>
          </draw:g>
        </draw:g>
        <draw:line draw:style-name="gr6" draw:text-style-name="P1" draw:layer="layout" svg:x1="1.25cm" svg:y1="6.393cm" svg:x2="1.25cm" svg:y2="9.693cm">
          <text:p/>
        </draw:line>
        <draw:g>
          <svg:title>TexMaths</svg:title>
          <svg:desc>12§latex§$U_{e}$§svg§600§TRUE§</svg:desc>
          <draw:g>
            <draw:path draw:style-name="gr5" draw:text-style-name="P3" draw:layer="layout" svg:width="0.291cm" svg:height="0.295cm" svg:x="0.732cm" svg:y="7.949cm" svg:viewBox="0 0 292 296" svg:d="M239 44c4-18 12-30 46-31 1 0 7 0 7-8-2-2 0-5-6-5-15 0-29 1-43 1-15 0-30-1-43-1-3 0-9 0-9 8 0 5 5 5 9 5 24 0 28 10 28 18 0 1-1 9-1 10-13 50-25 99-38 149-14 55-62 93-104 93-29 0-52-18-52-56 2-10 0-13 5-32 14-54 27-108 41-163 3-15 5-19 35-19 10 0 14 0 14-8 0-5-5-5-6-5-12 0-42 1-54 1s-42-1-54-1c-3 0-8 0-8 8 0 5 5 5 12 5 1 0 9 0 17 1 7 0 10 2 10 6 0 3-4 21-7 30-3 13-6 25-9 37-4 16-24 96-25 103-4 12-4 18-4 26 0 50 38 80 82 80 53 0 106-48 119-103 13-50 25-99 38-149z">
              <text:p/>
            </draw:path>
            <draw:path draw:style-name="gr5" draw:text-style-name="P3" draw:layer="layout" svg:width="0.125cm" svg:height="0.131cm" svg:x="1.01cm" svg:y="8.169cm" svg:viewBox="0 0 126 132" svg:d="M45 62c9 0 33-1 48-6 22-8 27-22 27-31 0-15-17-25-38-25-34 0-82 26-82 77 0 30 18 55 53 55 50 0 73-29 73-34 0-1-3-5-5-5-3 0-3 2-5 4-23 26-57 26-62 26-18 0-30-12-30-36 0-3 0-9 3-25 6 0 12 0 18 0zM30 54c12-43 44-47 52-47 14 0 24 7 24 18 0 29-49 29-62 29-5 0-9 0-14 0z">
              <text:p/>
            </draw:path>
          </draw:g>
        </draw:g>
        <draw:line draw:style-name="gr8" draw:text-style-name="P1" draw:layer="layout" svg:x1="1.303cm" svg:y1="6.1cm" svg:x2="2.443cm" svg:y2="6.1cm">
          <text:p/>
        </draw:line>
        <draw:custom-shape draw:style-name="gr9" draw:text-style-name="P5" draw:layer="layout" svg:width="0.2cm" svg:height="0.2cm" svg:x="6.751cm" svg:y="9.8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6.751cm" svg:y="1.5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4.351cm" svg:y="6.0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.151cm" svg:y="6.0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.151cm" svg:y="9.8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79cm" svg:y1="7.523cm" svg:x2="8.779cm" svg:y2="6.723cm">
          <text:p/>
        </draw:line>
        <draw:line draw:style-name="gr1" draw:text-style-name="P1" draw:layer="layout" svg:x1="8.479cm" svg:y1="7.523cm" svg:x2="8.479cm" svg:y2="6.723cm">
          <text:p/>
        </draw:line>
        <draw:g>
          <svg:title>TexMaths</svg:title>
          <svg:desc>12§latex§$C_{a}$§svg§600§TRUE§</svg:desc>
          <draw:g>
            <draw:path draw:style-name="gr5" draw:text-style-name="P3" draw:layer="layout" svg:width="0.297cm" svg:height="0.304cm" svg:x="8.432cm" svg:y="6.264cm" svg:viewBox="0 0 298 305" svg:d="M298 5c0-1-1-5-5-5-1 0-2 1-7 5-10 11-19 21-29 32-3-6-23-37-69-37-94 0-188 93-188 190 0 68 49 115 114 115 36 0 68-17 89-37 40-34 47-72 47-73 0-5-3-3-5-5-2 0-5 1-6 5-3 12-13 42-42 66-28 24-55 31-77 31-37 0-82-22-82-88 0-23 9-92 51-141 25-28 64-50 102-50 42 0 67 32 67 81 0 17-1 17-1 21s5 5 6 5c6 0 6-2 7-9 9-35 19-71 28-106z">
              <text:p/>
            </draw:path>
            <draw:path draw:style-name="gr5" draw:text-style-name="P3" draw:layer="layout" svg:width="0.149cm" svg:height="0.132cm" svg:x="8.729cm" svg:y="6.492cm" svg:viewBox="0 0 150 133" svg:d="M105 18c-6-10-15-18-30-18-37 0-75 42-75 84 0 28 19 49 44 49 16 0 30-10 42-21 5 17 22 21 30 21 11 0 18-7 23-16 7-12 11-29 11-30 0-3-4-3-5-3-5 0-5 1-7 9-3 15-9 31-21 31-8 0-11-6-11-14 0-5 3-16 5-23 3-8 5-20 7-26 2-8 4-15 5-23 3-7 6-21 6-22 0-8-6-10-9-10-6 0-12 4-15 12zM87 93c-2 9-9 15-15 19-3 3-15 12-28 12-11 0-20-7-20-28 0-16 8-48 14-60 15-23 29-28 37-28 21 0 27 23 27 27-1 1-2 2-2 3-4 19-8 37-13 55z">
              <text:p/>
            </draw:path>
          </draw:g>
        </draw:g>
        <draw:line draw:style-name="gr1" draw:text-style-name="P1" draw:layer="layout" svg:x1="10.36cm" svg:y1="7.11cm" svg:x2="8.8cm" svg:y2="7.11cm">
          <text:p/>
        </draw:line>
        <draw:line draw:style-name="gr1" draw:text-style-name="P1" draw:layer="layout" svg:x1="2.78cm" svg:y1="6.536cm" svg:x2="2.78cm" svg:y2="5.736cm">
          <text:p/>
        </draw:line>
        <draw:line draw:style-name="gr1" draw:text-style-name="P1" draw:layer="layout" svg:x1="2.48cm" svg:y1="6.536cm" svg:x2="2.48cm" svg:y2="5.736cm">
          <text:p/>
        </draw:line>
        <draw:g>
          <svg:title>TexMaths</svg:title>
          <svg:desc>12§latex§$C_{e}$§svg§600§TRUE§</svg:desc>
          <draw:g>
            <draw:path draw:style-name="gr5" draw:text-style-name="P3" draw:layer="layout" svg:width="0.296cm" svg:height="0.304cm" svg:x="2.433cm" svg:y="5.279cm" svg:viewBox="0 0 297 305" svg:d="M297 5c0-1 0-5-5-5-1 0-1 1-6 5-9 11-19 21-28 32-4-6-24-37-70-37-95 0-188 93-188 190 0 68 49 115 114 115 36 0 68-17 90-37 39-34 46-72 46-73 0-5-3-3-4-5-4 0-5 1-6 5-4 12-14 42-42 66-30 24-57 31-78 31-37 0-82-22-82-88 0-23 9-92 51-141 25-28 64-50 102-50 43 0 68 32 68 81 0 17-1 17-1 21s4 5 6 5c6 0 6-2 7-9 9-35 17-71 26-106z">
              <text:p/>
            </draw:path>
            <draw:path draw:style-name="gr5" draw:text-style-name="P3" draw:layer="layout" svg:width="0.125cm" svg:height="0.132cm" svg:x="2.731cm" svg:y="5.507cm" svg:viewBox="0 0 126 133" svg:d="M46 63c8 0 32-1 47-7 22-7 26-21 26-30 0-16-16-26-36-26-35 0-83 28-83 78 0 30 18 55 53 55 49 0 73-29 73-34 0-1-3-5-5-5s-2 0-5 3c-23 27-57 27-62 27-18 0-30-12-30-36 0-3 0-9 4-25 6 0 12 0 18 0zM30 55c12-43 44-47 53-47 13 0 24 8 24 18 0 29-51 29-63 29-4 0-9 0-14 0z">
              <text:p/>
            </draw:path>
          </draw:g>
        </draw:g>
        <draw:line draw:style-name="gr8" draw:text-style-name="P1" draw:layer="layout" svg:x1="2.804cm" svg:y1="6.1cm" svg:x2="6.244cm" svg:y2="6.1cm">
          <text:p/>
        </draw:line>
        <draw:custom-shape draw:style-name="gr7" draw:text-style-name="P4" draw:layer="layout" svg:width="0.5cm" svg:height="1.2cm" svg:x="6.608cm" svg:y="7.9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=1\,\mathrm{k\Omega}$§svg§600§TRUE§</svg:desc>
          <draw:g>
            <draw:path draw:style-name="gr5" draw:text-style-name="P3" draw:layer="layout" svg:width="0.299cm" svg:height="0.295cm" svg:x="7.238cm" svg:y="8.36cm" svg:viewBox="0 0 300 296" svg:d="M140 29c3-10 4-15 12-16 4 0 17 0 26 0 30 0 76 0 76 41 0 14-7 44-22 60-11 10-34 25-72 25-16 0-32 0-47 0 9-37 18-74 27-110zM200 144c44-10 94-39 94-82 0-36-39-62-94-62-40 0-80 0-120 0-8 0-12 0-12 8 0 5 4 5 12 5 6 0 9 0 16 0 7 1 12 3 12 7 0 2-1 4-2 9-19 75-38 150-57 225-3 17-5 19-38 19-7 0-11 0-11 8 0 5 5 5 6 5 11 0 41-1 53-1s42 1 53 1c3 0 8 0 8-8 0-5-4-5-11-5-15 0-27 0-27-7 0-3 0-5 1-7 9-38 18-75 27-112 17 0 34 0 51 0 38 0 45 24 45 39 0 6-3 19-6 28-2 12-6 28-6 36 0 46 51 46 55 46 36 0 51-42 51-48s-4-6-5-6c-4 0-5 3-5 6-11 31-29 38-38 38-14 0-17-8-17-25 0-13 3-35 4-48 1-6 2-14 2-20 0-33-29-45-41-49z">
              <text:p/>
            </draw:path>
            <draw:path draw:style-name="gr5" draw:text-style-name="P3" draw:layer="layout" svg:width="0.197cm" svg:height="0.199cm" svg:x="7.557cm" svg:y="8.509cm" svg:viewBox="0 0 198 200" svg:d="M198 122c-3 0-6 0-10 0-8 44-15 67-69 67-16 0-31 0-47 0-13 0-14-2-14-12 0-25 0-50 0-75 10 0 20 0 30 0 30 0 34 8 34 33 4 0 7 0 10 0 0-26 0-52 0-79-3 0-6 0-10 0 0 25-4 35-34 35-10 0-20 0-30 0 0-23 0-46 0-68 0-10 1-12 14-12 15 0 30 0 44 0 48 0 57 15 63 57 3 0 6 0 9 0-2-23-5-45-8-68-60 0-120 0-180 0 0 4 0 7 0 11 2 0 5 0 7 0 22 0 23 3 23 13 0 51 0 101 0 152 0 10-1 13-23 13-2 0-5 0-7 0 0 4 0 7 0 11 62 0 123 0 185 0 4-26 9-52 13-78z">
              <text:p/>
            </draw:path>
            <draw:path draw:style-name="gr5" draw:text-style-name="P3" draw:layer="layout" svg:width="0.28cm" svg:height="0.097cm" svg:x="7.928cm" svg:y="8.492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5" draw:text-style-name="P3" draw:layer="layout" svg:width="0.138cm" svg:height="0.278cm" svg:x="8.387cm" svg:y="8.367cm" svg:viewBox="0 0 139 279" svg:d="M86 11c0-10 0-11-9-11-27 26-64 26-77 26 0 5 0 9 0 14 8 0 34 0 55-11 0 72 0 145 0 218 0 14-1 19-39 19-5 0-9 0-14 0 0 4 0 9 0 13 15-1 52-1 69-1s53 0 68 1c0-4 0-9 0-13-5 0-9 0-14 0-37 0-39-4-39-19 0-79 0-158 0-236z">
              <text:p/>
            </draw:path>
            <draw:path draw:style-name="gr5" draw:text-style-name="P3" draw:layer="layout" svg:width="0.203cm" svg:height="0.29cm" svg:x="8.641cm" svg:y="8.355cm" svg:viewBox="0 0 204 291" svg:d="M34 260c0 18-5 18-34 18 0 4 0 8 0 13 14 0 35-1 47-1s29 1 45 1c0-5 0-9 0-13-27 0-32 0-32-18 0-15 0-29 0-43 9-8 18-16 26-24 34 44 51 68 51 75 0 9-7 10-15 10 0 4 0 8 0 13 11 0 36-1 46-1 12 0 24 1 36 1 0-5 0-9 0-13-16 0-25 0-41-22-18-25-36-50-54-75 0-1-2-4-2-5s30-26 35-30c26-22 44-23 52-23 0-4 0-8 0-13-12 1-18 1-30 1-14 0-40 0-46-1 0 5 0 9 0 13 8 0 12 5 12 11 0 8-6 13-9 17-20 17-40 33-60 50 0-67 0-134 0-201-20 2-41 3-61 5 0 4 0 9 0 13 30 0 34 2 34 23 0 73 0 146 0 219z">
              <text:p/>
            </draw:path>
            <draw:path draw:style-name="gr5" draw:text-style-name="P3" draw:layer="layout" svg:width="0.266cm" svg:height="0.295cm" svg:x="8.871cm" svg:y="8.35cm" svg:viewBox="0 0 267 296" svg:d="M267 227c-3 0-7 0-10 0-3 12-4 22-8 32-2 7-3 9-28 9-11 0-23 0-34 0 6-23 19-43 39-70 19-30 37-59 37-93 0-58-58-105-129-105-73 0-128 48-128 105 0 34 17 63 37 93 18 27 31 47 37 70-11 0-22 0-33 0-25 0-27-2-28-9-3-10-6-21-8-32-4 0-7 0-11 0 5 23 10 46 14 69 23 0 45 0 68 0 9 0 10 0 10-9 0-30-13-66-22-93-9-24-21-58-21-89 0-67 46-95 84-95 41 0 85 30 85 95 0 31-10 64-22 97-8 18-21 57-21 85 0 9 1 9 11 9 22 0 45 0 67 0 5-23 10-46 14-69z">
              <text:p/>
            </draw:path>
          </draw:g>
        </draw:g>
        <draw:g>
          <svg:title>TexMaths</svg:title>
          <svg:desc>12§latex§$U_{a}$§svg§600§TRUE§</svg:desc>
          <draw:g>
            <draw:path draw:style-name="gr5" draw:text-style-name="P3" draw:layer="layout" svg:width="0.29cm" svg:height="0.295cm" svg:x="10.63cm" svg:y="8.446cm" svg:viewBox="0 0 291 296" svg:d="M238 44c5-18 12-30 46-31 2 0 7 0 7-8-2-2 0-5-5-5-14 0-29 1-43 1s-30-1-44-1c-3 0-8 0-8 8 0 5 5 5 8 5 24 0 28 10 28 18 0 1 0 9-1 10-12 50-25 99-37 149-14 55-63 93-105 93-28 0-50-18-50-56 1-10 0-13 4-32 14-54 27-108 41-163 4-15 4-19 35-19 10 0 14 0 14-8 0-5-5-5-6-5-12 0-42 1-54 1s-42-1-54-1c-3 0-8 0-8 8 0 5 5 5 12 5 1 0 10 0 16 1 8 0 11 2 11 6 0 3-4 21-7 30-3 13-6 25-9 37-4 16-24 96-25 103-4 12-4 18-4 26 0 50 38 80 83 80 52 0 105-48 118-103 12-50 25-99 37-149z">
              <text:p/>
            </draw:path>
            <draw:path draw:style-name="gr5" draw:text-style-name="P3" draw:layer="layout" svg:width="0.149cm" svg:height="0.131cm" svg:x="10.906cm" svg:y="8.666cm" svg:viewBox="0 0 150 132" svg:d="M105 17c-6-10-15-17-30-17-37 0-75 41-75 83 0 28 19 49 44 49 16 0 30-10 42-21 5 18 23 21 30 21 11 0 18-6 23-16 7-12 7-19 11-29 0-4-4-4-5-4-4 0-5 1-6 9-4 15-10 31-22 31-8 0-9-6-9-14 0-5 2-16 3-23 3-8 6-20 7-26 2-8 4-15 6-23 2-7 5-21 5-23 0-6-5-9-9-9-5 0-12 3-15 12zM87 92c-2 9-8 15-15 19-3 3-15 12-27 12-10 0-21-7-21-28 0-16 8-48 15-59 14-24 28-29 36-29 21 0 27 23 27 27 0 1 0 2-1 3-5 18-9 37-14 55z">
              <text:p/>
            </draw:path>
          </draw:g>
        </draw:g>
        <draw:g>
          <svg:title>TexMaths</svg:title>
          <svg:desc>12§latex§$+$§svg§600§TRUE§</svg:desc>
          <draw:g>
            <draw:path draw:style-name="gr5" draw:text-style-name="P3" draw:layer="layout" svg:width="0.276cm" svg:height="0.277cm" svg:x="10.72cm" svg:y="1.5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5" draw:text-style-name="P3" draw:layer="layout" svg:width="0.276cm" svg:height="0.277cm" svg:x="10.72cm" svg:y="6.9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frame draw:style-name="gr11" draw:text-style-name="P2" draw:layer="layout" svg:width="2.599cm" svg:height="0.737cm" svg:x="10.901cm" svg:y="1.263cm">
          <draw:text-box>
            <text:p><text:span text:style-name="T1">VCC=12 V</text:span></text:p>
          </draw:text-box>
        </draw:frame>
        <draw:line draw:style-name="gr6" draw:text-style-name="P1" draw:layer="layout" svg:x1="10.45cm" svg:y1="7.4cm" svg:x2="10.45cm" svg:y2="9.7cm">
          <text:p/>
        </draw:line>
        <draw:custom-shape draw:style-name="gr10" draw:text-style-name="P4" draw:layer="layout" svg:width="0.2cm" svg:height="0.2cm" svg:x="10.351cm" svg:y="9.8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351cm" svg:y="1.5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339cm" svg:y="7.0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\mathrm{BE}}$§svg§600§TRUE§</svg:desc>
          <draw:g>
            <draw:path draw:style-name="gr5" draw:text-style-name="P3" draw:layer="layout" svg:width="0.29cm" svg:height="0.294cm" svg:x="5.831cm" svg:y="7.047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5" draw:text-style-name="P3" draw:layer="layout" svg:width="0.195cm" svg:height="0.2cm" svg:x="6.108cm" svg:y="7.195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5" draw:text-style-name="P3" draw:layer="layout" svg:width="0.197cm" svg:height="0.199cm" svg:x="6.341cm" svg:y="7.196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line draw:style-name="gr12" draw:text-style-name="P1" draw:layer="layout" svg:x1="7.14cm" svg:y1="10.6cm" svg:x2="6.54cm" svg:y2="10.6cm">
          <text:p/>
        </draw:line>
        <draw:line draw:style-name="gr12" draw:text-style-name="P1" draw:layer="layout" svg:x1="7.04cm" svg:y1="10.7cm" svg:x2="6.64cm" svg:y2="10.7cm">
          <text:p/>
        </draw:line>
        <draw:line draw:style-name="gr12" draw:text-style-name="P1" draw:layer="layout" svg:x1="6.94cm" svg:y1="10.8cm" svg:x2="6.74cm" svg:y2="10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8T12:09:50.296435787</dc:date>
    <meta:editing-duration>P1DT19M40S</meta:editing-duration>
    <meta:editing-cycles>75</meta:editing-cycles>
    <meta:generator>LibreOffice/7.3.7.2$Linux_X86_64 LibreOffice_project/30$Build-2</meta:generator>
    <meta:document-statistic meta:object-count="92"/>
  </office:meta>
</office:document-meta>
</file>